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90000026981165593.png"/>
  <manifest:file-entry manifest:media-type="image/png" manifest:full-path="Pictures/10000000000001E2000001909292A524.png"/>
  <manifest:file-entry manifest:media-type="image/png" manifest:full-path="Pictures/100000000000012200000115C37AE7D0.png"/>
  <manifest:file-entry manifest:media-type="image/png" manifest:full-path="Pictures/10000000000002AB000001759D3B65FC.png"/>
  <manifest:file-entry manifest:media-type="image/png" manifest:full-path="Pictures/10000000000000EC000000D591CDBD9A.png"/>
  <manifest:file-entry manifest:media-type="image/png" manifest:full-path="Pictures/100000000000024000000133D4712884.png"/>
  <manifest:file-entry manifest:media-type="image/png" manifest:full-path="Pictures/1000000000000320000001C73F06C1E8.png"/>
  <manifest:file-entry manifest:media-type="image/png" manifest:full-path="Pictures/10000000000000E7000000DAE36EB6C4.png"/>
  <manifest:file-entry manifest:media-type="image/png" manifest:full-path="Pictures/10000000000000DC0000011302013965.png"/>
  <manifest:file-entry manifest:media-type="image/png" manifest:full-path="Pictures/10000000000000F7000001EDD18DA003.png"/>
  <manifest:file-entry manifest:media-type="image/png" manifest:full-path="Pictures/10000000000002A10000010412EA239F.png"/>
  <manifest:file-entry manifest:media-type="image/png" manifest:full-path="Pictures/100000000000015E0000012C24D0F46D.png"/>
  <manifest:file-entry manifest:media-type="image/png" manifest:full-path="Pictures/10000000000000F7000000C6A80BBBB2.png"/>
  <manifest:file-entry manifest:media-type="image/png" manifest:full-path="Pictures/1000000000000100000000C57B035ADD.png"/>
  <manifest:file-entry manifest:media-type="image/png" manifest:full-path="Pictures/10000000000000200000002000309F1C.png"/>
  <manifest:file-entry manifest:media-type="image/png" manifest:full-path="Pictures/100000000000008F0000004AB6A5B0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8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8080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945cm" svg:x="1.27cm" svg:y="5.12cm" presentation:class="title" presentation:user-transformed="true">
          <draw:text-box>
            <text:p>Science Bowl Visual Bonus Round<text:line-break/>December 27<text:line-break/>Matt Kempster<text:line-break/>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2" draw:text-style-name="P1" draw:layer="layout" svg:width="9.259cm" svg:height="7.937cm" svg:x="2.54cm" svg:y="1.905cm">
          <draw:image xlink:href="Pictures/100000000000015E0000012C24D0F46D.png" xlink:type="simple" xlink:show="embed" xlink:actuate="onLoad">
            <text:p/>
          </draw:image>
        </draw:frame>
        <draw:frame draw:style-name="gr2" draw:text-style-name="P1" draw:layer="layout" svg:width="9.63cm" svg:height="12.038cm" svg:x="16.51cm" svg:y="1.932cm">
          <draw:image xlink:href="Pictures/10000000000000DC0000011302013965.png" xlink:type="simple" xlink:show="embed" xlink:actuate="onLoad">
            <text:p/>
          </draw:image>
        </draw:frame>
        <draw:frame draw:style-name="gr2" draw:text-style-name="P1" draw:layer="layout" svg:width="9.525cm" svg:height="7.636cm" svg:x="3.81cm" svg:y="13.319cm">
          <draw:image xlink:href="Pictures/10000000000000F7000000C6A80BBBB2.png" xlink:type="simple" xlink:show="embed" xlink:actuate="onLoad">
            <text:p/>
          </draw:image>
        </draw:frame>
        <draw:rect draw:style-name="gr3" draw:text-style-name="P1" draw:layer="layout" svg:width="2.54cm" svg:height="1.27cm" svg:x="5.715cm" svg:y="1.27cm">
          <text:p text:style-name="P1">A</text:p>
        </draw:rect>
        <draw:rect draw:style-name="gr3" draw:text-style-name="P1" draw:layer="layout" svg:width="2.54cm" svg:height="1.27cm" svg:x="19.685cm" svg:y="1.27cm">
          <text:p text:style-name="P1">B</text:p>
        </draw:rect>
        <draw:rect draw:style-name="gr3" draw:text-style-name="P1" draw:layer="layout" svg:width="2.54cm" svg:height="1.27cm" svg:x="6.985cm" svg:y="12.7cm">
          <text:p text:style-name="P1">C</text:p>
        </draw:rect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2" draw:text-style-name="P1" draw:layer="layout" svg:width="8.252cm" svg:height="6.35cm" svg:x="1.905cm" svg:y="5.08cm">
          <draw:image xlink:href="Pictures/1000000000000100000000C57B035ADD.png" xlink:type="simple" xlink:show="embed" xlink:actuate="onLoad">
            <text:p/>
          </draw:image>
        </draw:frame>
        <draw:frame draw:style-name="gr2" draw:text-style-name="P1" draw:layer="layout" svg:width="7.035cm" svg:height="6.35cm" svg:x="19cm" svg:y="5.08cm">
          <draw:image xlink:href="Pictures/10000000000000EC000000D591CDBD9A.png" xlink:type="simple" xlink:show="embed" xlink:actuate="onLoad">
            <text:p/>
          </draw:image>
        </draw:frame>
        <draw:frame draw:style-name="gr2" draw:text-style-name="P1" draw:layer="layout" svg:width="7.623cm" svg:height="7.194cm" svg:x="10.16cm" svg:y="13.335cm">
          <draw:image xlink:href="Pictures/10000000000000E7000000DAE36EB6C4.png" xlink:type="simple" xlink:show="embed" xlink:actuate="onLoad">
            <text:p/>
          </draw:image>
        </draw:frame>
        <draw:rect draw:style-name="gr3" draw:text-style-name="P1" draw:layer="layout" svg:width="1.27cm" svg:height="1.27cm" svg:x="4.445cm" svg:y="4.445cm">
          <text:p text:style-name="P1">A</text:p>
        </draw:rect>
        <draw:rect draw:style-name="gr3" draw:text-style-name="P1" draw:layer="layout" svg:width="1.27cm" svg:height="1.27cm" svg:x="21.59cm" svg:y="4.445cm">
          <text:p text:style-name="P1">B</text:p>
        </draw:rect>
        <draw:rect draw:style-name="gr3" draw:text-style-name="P1" draw:layer="layout" svg:width="1.27cm" svg:height="1.27cm" svg:x="13.335cm" svg:y="12.7cm">
          <text:p text:style-name="P1">C</text:p>
        </draw:rect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2" draw:text-style-name="P1" draw:layer="layout" svg:width="25.582cm" svg:height="13.97cm" svg:x="1.088cm" svg:y="5.08cm">
          <draw:image xlink:href="Pictures/10000000000002AB000001759D3B65FC.png" xlink:type="simple" xlink:show="embed" xlink:actuate="onLoad">
            <text:p/>
          </draw:image>
        </draw:frame>
        <draw:rect draw:style-name="gr3" draw:text-style-name="P1" draw:layer="layout" svg:width="3.175cm" svg:height="0.635cm" svg:x="15.24cm" svg:y="8.89cm">
          <text:p text:style-name="P1">B</text:p>
        </draw:rect>
        <draw:rect draw:style-name="gr3" draw:text-style-name="P1" draw:layer="layout" svg:width="3.175cm" svg:height="1.27cm" svg:x="9.525cm" svg:y="8.89cm">
          <text:p text:style-name="P1">A</text:p>
        </draw:rect>
        <draw:ellipse draw:style-name="gr3" draw:text-style-name="P1" draw:layer="layout" svg:width="3.81cm" svg:height="1.905cm" svg:x="20.32cm" svg:y="15.24cm">
          <text:p text:style-name="P1"><text:s text:c="15"/>C</text:p>
        </draw:ellips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2" draw:text-style-name="P1" draw:layer="layout" svg:width="8.501cm" svg:height="16.969cm" svg:x="9.914cm" svg:y="1.905cm">
          <draw:image xlink:href="Pictures/10000000000000F7000001EDD18DA0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2" draw:text-style-name="P1" draw:layer="layout" svg:width="25.4cm" svg:height="13.537cm" svg:x="1.27cm" svg:y="5.08cm">
          <draw:image xlink:href="Pictures/100000000000024000000133D47128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4" draw:text-style-name="P1" draw:layer="layout" svg:width="17.909cm" svg:height="17.105cm" svg:x="5.08cm" svg:y="1.945cm">
          <draw:image xlink:href="Pictures/100000000000012200000115C37AE7D0.png" xlink:type="simple" xlink:show="embed" xlink:actuate="onLoad">
            <text:p/>
          </draw:image>
        </draw:frame>
        <draw:circle draw:style-name="gr5" draw:text-style-name="P1" draw:layer="layout" svg:width="1.27cm" svg:height="1.27cm" svg:x="13.335cm" svg:y="2.54cm">
          <text:p/>
        </draw:circle>
        <draw:custom-shape draw:style-name="gr6" draw:text-style-name="P1" draw:layer="layout" svg:width="1.27cm" svg:height="1.27cm" svg:x="13.335cm" svg:y="6.3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2" draw:text-style-name="P1" draw:layer="layout" svg:width="16.211cm" svg:height="8.386cm" svg:x="6.014cm" svg:y="6.854cm">
          <draw:image xlink:href="Pictures/100000000000008F0000004AB6A5B0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2" draw:text-style-name="P1" draw:layer="layout" svg:width="17.345cm" svg:height="14.393cm" svg:x="6.15cm" svg:y="4.445cm">
          <draw:image xlink:href="Pictures/10000000000001E2000001909292A524.png" xlink:type="simple" xlink:show="embed" xlink:actuate="onLoad">
            <text:p/>
          </draw:image>
        </draw:frame>
        <draw:rect draw:style-name="gr3" draw:text-style-name="P1" draw:layer="layout" svg:width="1.905cm" svg:height="1.27cm" svg:x="8.255cm" svg:y="14.605cm">
          <text:p text:style-name="P1">A</text:p>
        </draw:rect>
        <draw:rect draw:style-name="gr3" draw:text-style-name="P1" draw:layer="layout" svg:width="2.54cm" svg:height="1.905cm" svg:x="20.955cm" svg:y="6.35cm">
          <text:p text:style-name="P1">B</text:p>
        </draw:rect>
        <draw:rect draw:style-name="gr3" draw:text-style-name="P1" draw:layer="layout" svg:width="3.81cm" svg:height="0.635cm" svg:x="11.43cm" svg:y="17.145cm">
          <text:p text:style-name="P1">C</text:p>
        </draw:rect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2" draw:text-style-name="P1" draw:layer="layout" svg:width="22.25cm" svg:height="16.324cm" svg:x="3.785cm" svg:y="2.726cm">
          <draw:image xlink:href="Pictures/10000000000003490000026981165593.png" xlink:type="simple" xlink:show="embed" xlink:actuate="onLoad">
            <text:p/>
          </draw:image>
        </draw:frame>
        <draw:rect draw:style-name="gr7" draw:text-style-name="P1" draw:layer="layout" svg:width="1.27cm" svg:height="1.27cm" svg:x="9.525cm" svg:y="5.08cm">
          <text:p text:style-name="P1">A</text:p>
        </draw:rect>
        <draw:rect draw:style-name="gr7" draw:text-style-name="P1" draw:layer="layout" svg:width="1.27cm" svg:height="1.27cm" svg:x="19.05cm" svg:y="5.08cm">
          <text:p text:style-name="P1">D</text:p>
        </draw:rect>
        <draw:rect draw:style-name="gr7" draw:text-style-name="P1" draw:layer="layout" svg:width="1.27cm" svg:height="1.27cm" svg:x="19.05cm" svg:y="12.065cm">
          <text:p text:style-name="P1">C</text:p>
        </draw:rect>
        <draw:rect draw:style-name="gr7" draw:text-style-name="P1" draw:layer="layout" svg:width="1.27cm" svg:height="1.27cm" svg:x="9.525cm" svg:y="12.065cm">
          <text:p text:style-name="P1">B</text:p>
        </draw:rect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1" draw:layer="layout" svg:width="23.446cm" svg:height="13.335cm" svg:x="0.049cm" svg:y="0cm">
          <draw:image xlink:href="Pictures/1000000000000320000001C73F06C1E8.png" xlink:type="simple" xlink:show="embed" xlink:actuate="onLoad">
            <text:p/>
          </draw:image>
        </draw:frame>
        <draw:frame draw:style-name="gr2" draw:text-style-name="P1" draw:layer="layout" svg:width="17.805cm" svg:height="6.878cm" svg:x="3.15cm" svg:y="14.122cm">
          <draw:image xlink:href="Pictures/10000000000002A10000010412EA239F.png" xlink:type="simple" xlink:show="embed" xlink:actuate="onLoad">
            <text:p/>
          </draw:image>
        </draw:frame>
        <draw:rect draw:style-name="gr3" draw:text-style-name="P1" draw:layer="layout" svg:width="0.635cm" svg:height="0.635cm" svg:x="12.065cm" svg:y="17.78cm">
          <text:p text:style-name="P1">E</text:p>
        </draw:rect>
        <draw:rect draw:style-name="gr5" draw:text-style-name="P1" draw:layer="layout" svg:width="0.635cm" svg:height="0.635cm" svg:x="14.605cm" svg:y="19.05cm">
          <text:p text:style-name="P1">F</text:p>
        </draw:rect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solid" draw:fill-color="#ff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t Kempster</meta:initial-creator>
    <meta:creation-date>2011-12-27T19:33:28.64</meta:creation-date>
    <meta:editing-duration>PT00H05M38S</meta:editing-duration>
    <meta:editing-cycles>2</meta:editing-cycles>
    <dc:date>2011-12-27T23:27:34.44</dc:date>
    <dc:creator>Matt Kempster</dc:creator>
    <meta:document-statistic meta:object-count="96"/>
    <meta:generator>OpenOffice.org/3.1$Win32 OpenOffice.org_project/310m19$Build-9420</meta:generator>
  </office:meta>
</office:document-meta>
</file>